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oolsComponent.getRule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Component.setRuleBaseResource( Resource ruleBase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Component.setRuleBase( RuleBase rule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Component.process( MessageExchange exchange , NormalizedMessage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roolsComponent.populateWorkingMemory( WorkingMemory memory , MessageExchange exchange , NormalizedMessag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roolsComponent.forwardToService( MessageExchange exchange , NormalizedMessage in ,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roolsComponent.setRuleBaseURL( URL rule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Component.getRuleBas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Component.getRule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Component.route( MessageExchange exchange , NormalizedMessage in , QName service , QName interfaceName , QName ope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roolsComponent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roolsComponent.forwardToInterface( QName name , MessageExchange exchange , NormalizedMessage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